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2" style:family="graphic" style:parent-style-name="objectwithoutfill">
      <style:graphic-properties svg:stroke-width="0.05cm" svg:stroke-color="#6a9662" draw:marker-start-width="0.155cm" draw:marker-end="Arrow" draw:marker-end-width="0.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cm" svg:stroke-color="#666666" draw:marker-start-width="0.015cm" draw:marker-end="Arrow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448cm"/>
    </style:style>
    <style:style style:name="gr6" style:family="graphic" style:parent-style-name="standard">
      <style:graphic-properties draw:stroke="none" svg:stroke-color="#000000" draw:fill="none" draw:fill-color="#ffffff" fo:min-height="0.788cm"/>
    </style:style>
    <style:style style:name="gr7" style:family="graphic" style:parent-style-name="standard">
      <style:graphic-properties draw:fill-color="#c7d500" draw:textarea-horizontal-align="justify" draw:textarea-vertical-align="middle" draw:auto-grow-height="false" fo:min-height="0.2cm" fo:min-width="2.107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2cm" fo:min-width="2.107cm"/>
    </style:style>
    <style:style style:name="gr9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8.957cm" fo:min-width="5.003cm" draw:shadow-opacity="50%"/>
    </style:style>
    <style:style style:name="gr10" style:family="graphic" style:parent-style-name="standard">
      <style:graphic-properties draw:stroke="none" svg:stroke-color="#000000" draw:fill="none" draw:fill-color="#ffffff" fo:min-height="0.501cm"/>
    </style:style>
    <style:style style:name="gr11" style:family="graphic" style:parent-style-name="standard">
      <style:graphic-properties draw:fill-color="#c7d500" draw:textarea-horizontal-align="justify" draw:textarea-vertical-align="middle" draw:auto-grow-height="false" fo:min-height="0.2cm" fo:min-width="5.505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2cm" fo:min-width="5.505cm"/>
    </style:style>
    <style:style style:name="gr13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draw:fill="none" fo:min-height="1.2cm"/>
    </style:style>
    <style:style style:name="gr15" style:family="graphic" style:parent-style-name="standard">
      <style:graphic-properties draw:stroke="none" svg:stroke-color="#000000" draw:fill="none" draw:fill-color="#ffffff" fo:min-height="0.439cm"/>
    </style:style>
    <style:style style:name="gr16" style:family="graphic" style:parent-style-name="standard">
      <style:graphic-properties draw:stroke="none" svg:stroke-color="#000000" draw:fill="none" draw:fill-color="#ffffff" fo:min-height="0.438cm"/>
    </style:style>
    <style:style style:name="gr17" style:family="graphic" style:parent-style-name="standard">
      <style:graphic-properties draw:stroke="none" svg:stroke-color="#000000" draw:fill="none" draw:fill-color="#ffffff" fo:min-height="0.451cm"/>
    </style:style>
    <style:style style:name="gr18" style:family="graphic" style:parent-style-name="standard">
      <style:graphic-properties draw:stroke="none" svg:stroke-color="#000000" draw:fill="none" draw:fill-color="#ffffff" fo:min-height="0.46cm"/>
    </style:style>
    <style:style style:name="P1" style:family="paragraph">
      <style:paragraph-properties fo:text-align="center"/>
    </style:style>
    <style:style style:name="P2" style:family="paragraph">
      <loext:graphic-properties draw:fill-color="#f17c0b"/>
      <style:paragraph-properties fo:text-align="center"/>
      <style:text-properties fo:color="#000000" fo:font-size="9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6a9662" fo:font-size="9pt" fo:font-weight="bold" style:font-size-asian="18pt" style:font-size-complex="18pt"/>
    </style:style>
    <style:style style:name="P5" style:family="paragraph">
      <loext:graphic-properties draw:fill-color="#c7d500"/>
      <style:paragraph-properties fo:text-align="center"/>
      <style:text-properties fo:color="#6a9662" fo:font-size="9pt" fo:font-style="normal" fo:font-weight="bold" style:font-size-asian="18pt" style:font-size-complex="18pt"/>
    </style:style>
    <style:style style:name="P6" style:family="paragraph">
      <loext:graphic-properties draw:fill-color="#eeeeee"/>
      <style:paragraph-properties fo:text-align="center"/>
      <style:text-properties fo:color="#6a9662" fo:font-size="9pt" fo:font-style="normal" fo:font-weight="bold" style:font-size-asian="18pt" style:font-size-complex="18pt"/>
    </style:style>
    <style:style style:name="P7" style:family="paragraph">
      <loext:graphic-properties draw:fill-color="#ffffff" draw:opacity="50%"/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="none" draw:fill-color="#ffffff"/>
      <style:text-properties fo:color="#6a9662" style:text-position="-33% 58%" fo:font-size="9pt" fo:font-weight="bold" style:font-size-asian="18pt" style:font-size-complex="18pt"/>
    </style:style>
    <style:style style:name="P9" style:family="paragraph">
      <loext:graphic-properties draw:fill-color="#c7d500"/>
      <style:paragraph-properties fo:text-align="center"/>
      <style:text-properties fo:color="#6a9662" fo:font-size="8pt" fo:font-style="normal" fo:font-weight="bold" style:font-size-asian="18pt" style:font-size-complex="18pt"/>
    </style:style>
    <style:style style:name="P10" style:family="paragraph">
      <loext:graphic-properties draw:fill-color="#eeeeee"/>
      <style:paragraph-properties fo:text-align="center"/>
      <style:text-properties fo:color="#6a9662" fo:font-size="8pt" fo:font-style="normal" fo:font-weight="bold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2" style:family="paragraph">
      <loext:graphic-properties draw:fill="none" draw:fill-color="#ffffff"/>
      <style:text-properties fo:color="#666666" fo:font-size="9pt" fo:font-style="normal" fo:font-weight="bold" style:font-size-asian="18pt" style:font-size-complex="18pt"/>
    </style:style>
    <style:style style:name="P13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T1" style:family="text">
      <style:text-properties fo:color="#000000" fo:font-size="14pt" style:font-size-asian="18pt" style:font-size-complex="18pt"/>
    </style:style>
    <style:style style:name="T2" style:family="text">
      <style:text-properties fo:color="#000000" style:text-position="-33% 58%" fo:font-size="14pt" style:font-size-asian="18pt" style:font-size-complex="18pt"/>
    </style:style>
    <style:style style:name="T3" style:family="text">
      <style:text-properties fo:color="#000000" style:text-position="-33% 58%" fo:font-size="14pt" fo:font-weight="bold" style:font-size-asian="18pt" style:font-weight-asian="bold" style:font-size-complex="18pt" style:font-weight-complex="bold"/>
    </style:style>
    <style:style style:name="T4" style:family="text">
      <style:text-properties fo:color="#000000" fo:font-size="9pt" style:font-size-asian="18pt" style:font-size-complex="18pt"/>
    </style:style>
    <style:style style:name="T5" style:family="text">
      <style:text-properties fo:color="#000000" style:text-position="-33% 58%" fo:font-size="9pt" style:font-size-asian="18pt" style:font-size-complex="18pt"/>
    </style:style>
    <style:style style:name="T6" style:family="text">
      <style:text-properties fo:color="#6a9662" fo:font-size="9pt" fo:font-weight="bold" style:font-size-asian="18pt" style:font-size-complex="18pt"/>
    </style:style>
    <style:style style:name="T7" style:family="text">
      <style:text-properties fo:color="#6a9662" style:text-position="-33% 58%" fo:font-size="9pt" fo:font-weight="bold" style:font-size-asian="18pt" style:font-size-complex="18pt"/>
    </style:style>
    <style:style style:name="T8" style:family="text">
      <style:text-properties fo:color="#6a9662" style:font-name="Liberation Sans3" fo:font-size="9pt" fo:font-style="normal" fo:font-weight="bold" style:font-name-asian="Liberation Sans3" style:font-size-asian="18pt" style:font-name-complex="Liberation Sans3" style:font-size-complex="18pt"/>
    </style:style>
    <style:style style:name="T9" style:family="text">
      <style:text-properties fo:color="#6a9662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10" style:family="text">
      <style:text-properties fo:color="#6a9662" style:text-position="-33% 58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11" style:family="text">
      <style:text-properties fo:color="#6a9662" style:text-position="0% 100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12" style:family="text">
      <style:text-properties fo:font-size="14pt" style:font-size-asian="18pt" style:font-size-complex="18pt"/>
    </style:style>
    <style:style style:name="T13" style:family="text">
      <style:text-properties fo:color="#6a9662" style:font-name="Liberation Sans3" fo:font-size="8pt" fo:font-style="normal" fo:font-weight="bold" style:font-name-asian="Liberation Sans3" style:font-size-asian="18pt" style:font-name-complex="Liberation Sans3" style:font-size-complex="18pt"/>
    </style:style>
    <style:style style:name="T14" style:family="text">
      <style:text-properties fo:color="#6a9662" style:font-name="Liberation Sans" fo:font-size="8pt" fo:font-style="normal" fo:font-weight="bold" style:font-name-asian="Liberation Sans3" style:font-size-asian="18pt" style:font-name-complex="Liberation Sans3" style:font-size-complex="18pt"/>
    </style:style>
    <style:style style:name="T15" style:family="text">
      <style:text-properties fo:color="#6a9662" style:text-position="-33% 58%" style:font-name="Liberation Sans" fo:font-size="8pt" fo:font-style="normal" fo:font-weight="bold" style:font-name-asian="Liberation Sans3" style:font-size-asian="18pt" style:font-name-complex="Liberation Sans3" style:font-size-complex="18pt"/>
    </style:style>
    <style:style style:name="T16" style:family="text">
      <style:text-properties fo:color="#6a9662" style:text-position="0% 100%" style:font-name="Liberation Sans" fo:font-size="8pt" fo:font-style="normal" fo:font-weight="bold" style:font-name-asian="Liberation Sans3" style:font-size-asian="18pt" style:font-name-complex="Liberation Sans3" style:font-size-complex="18pt"/>
    </style:style>
    <style:style style:name="T17" style:family="text">
      <style:text-properties fo:color="#6a9662" style:text-position="-33% 58%" style:font-name="Liberation Sans" fo:font-size="8pt" fo:font-style="normal" fo:font-weight="bold" style:font-name-asian="Liberation Sans3" style:font-size-asian="18pt" style:font-weight-asian="normal" style:font-name-complex="Liberation Sans3" style:font-size-complex="18pt" style:font-weight-complex="normal"/>
    </style:style>
    <style:style style:name="T18" style:family="text">
      <style:text-properties fo:color="#6a9662" style:text-position="0% 100%" style:font-name="Liberation Sans" fo:font-size="8pt" fo:font-style="normal" fo:font-weight="bold" style:font-name-asian="Liberation Sans3" style:font-size-asian="18pt" style:font-weight-asian="normal" style:font-name-complex="Liberation Sans3" style:font-size-complex="18pt" style:font-weight-complex="normal"/>
    </style:style>
    <style:style style:name="T19" style:family="text">
      <style:text-properties fo:color="#6a9662" style:text-position="-33% 58%" style:font-name="Liberation Sans" fo:font-size="8pt" fo:font-style="normal" fo:font-weight="normal" style:font-name-asian="Liberation Sans3" style:font-size-asian="18pt" style:font-weight-asian="normal" style:font-name-complex="Liberation Sans3" style:font-size-complex="18pt" style:font-weight-complex="normal"/>
    </style:style>
    <style:style style:name="T20" style:family="text">
      <style:text-properties fo:font-size="9pt" style:font-size-asian="18pt" style:font-size-complex="18pt"/>
    </style:style>
    <style:style style:name="T21" style:family="text">
      <style:text-properties fo:color="#666666" style:text-position="0% 100%" fo:font-size="9pt" fo:font-style="normal" fo:font-weight="bold" style:font-size-asian="18pt" style:font-weight-asian="normal" style:font-size-complex="18pt" style:font-weight-complex="normal"/>
    </style:style>
    <style:style style:name="T22" style:family="text">
      <style:text-properties fo:color="#666666" style:text-position="-33% 58%" fo:font-size="9pt" fo:font-style="normal" fo:font-weight="bold" style:font-size-asian="18pt" style:font-size-complex="18pt"/>
    </style:style>
    <style:style style:name="T23" style:family="text">
      <style:text-properties fo:color="#666666" style:text-position="0% 100%" fo:font-size="9pt" fo:font-weight="bold" style:font-size-asian="18pt" style:font-size-complex="18pt"/>
    </style:style>
    <style:style style:name="T24" style:family="text">
      <style:text-properties fo:color="#666666" style:text-position="-33% 58%" fo:font-size="9pt" fo:font-weight="bold" style:font-size-asian="18pt" style:font-size-complex="18pt"/>
    </style:style>
    <style:style style:name="T25" style:family="text">
      <style:text-properties fo:color="#666666" fo:font-size="9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94cm" svg:height="0.794cm" svg:x="8.415cm" svg:y="6.326cm">
          <text:p text:style-name="P1"><text:span text:style-name="T1">h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94cm" svg:height="0.794cm" svg:x="8.415cm" svg:y="10.739cm">
          <text:p text:style-name="P1"><text:span text:style-name="T1">h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94cm" svg:height="0.794cm" svg:x="8.415cm" svg:y="8.533cm">
          <text:p text:style-name="P1"><text:span text:style-name="T1">h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94cm" svg:height="0.794cm" svg:x="8.415cm" svg:y="12.943cm">
          <text:p text:style-name="P1"><text:span text:style-name="T1">h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2" draw:layer="layout" svg:width="0.794cm" svg:height="0.794cm" svg:x="12.383cm" svg:y="8.531cm">
            <text:p text:style-name="P1"><text:span text:style-name="T1">o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794cm" svg:height="0.794cm" svg:x="12.383cm" svg:y="10.738cm">
            <text:p text:style-name="P1"><text:span text:style-name="T4">o</text:span><text:span text:style-name="T5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3" draw:layer="layout" svg:x1="9.206cm" svg:y1="8.959cm" svg:x2="12.301cm" svg:y2="8.919cm">
          <text:p/>
        </draw:line>
        <draw:line draw:style-name="gr3" draw:text-style-name="P3" draw:layer="layout" svg:x1="9.219cm" svg:y1="8.985cm" svg:x2="12.355cm" svg:y2="11.089cm">
          <text:p/>
        </draw:line>
        <draw:line draw:style-name="gr2" draw:text-style-name="P3" draw:layer="layout" svg:x1="9.234cm" svg:y1="6.786cm" svg:x2="12.328cm" svg:y2="8.76cm">
          <text:p/>
        </draw:line>
        <draw:line draw:style-name="gr4" draw:text-style-name="P3" draw:layer="layout" svg:x1="9.203cm" svg:y1="6.743cm" svg:x2="12.394cm" svg:y2="10.93cm">
          <text:p/>
        </draw:line>
        <draw:line draw:style-name="gr3" draw:text-style-name="P3" draw:layer="layout" svg:x1="9.217cm" svg:y1="11.109cm" svg:x2="12.329cm" svg:y2="11.178cm">
          <text:p/>
        </draw:line>
        <draw:line draw:style-name="gr2" draw:text-style-name="P3" draw:layer="layout" svg:x1="9.191cm" svg:y1="11.122cm" svg:x2="12.328cm" svg:y2="9.078cm">
          <text:p/>
        </draw:line>
        <draw:line draw:style-name="gr2" draw:text-style-name="P3" draw:layer="layout" svg:x1="9.215cm" svg:y1="13.314cm" svg:x2="12.408cm" svg:y2="9.223cm">
          <text:p/>
        </draw:line>
        <draw:line draw:style-name="gr4" draw:text-style-name="P3" draw:layer="layout" svg:x1="9.189cm" svg:y1="13.327cm" svg:x2="12.342cm" svg:y2="11.258cm">
          <text:p/>
        </draw:line>
        <draw:g>
          <draw:line draw:style-name="gr4" draw:text-style-name="P3" draw:layer="layout" svg:x1="13.179cm" svg:y1="11.177cm" svg:x2="14.803cm" svg:y2="11.157cm">
            <text:p/>
          </draw:line>
          <draw:line draw:style-name="gr4" draw:text-style-name="P3" draw:layer="layout" svg:x1="13.166cm" svg:y1="8.955cm" svg:x2="14.79cm" svg:y2="8.935cm">
            <text:p/>
          </draw:line>
        </draw:g>
        <draw:frame draw:style-name="gr5" draw:text-style-name="P4" draw:layer="layout" svg:width="1.334cm" svg:height="0.698cm" svg:x="9.247cm" svg:y="9.938cm">
          <draw:text-box>
            <text:p><text:span text:style-name="T6">wh</text:span><text:span text:style-name="T7">13</text:span></text:p>
          </draw:text-box>
        </draw:frame>
        <draw:frame draw:style-name="gr6" draw:text-style-name="P4" draw:layer="layout" svg:width="1.255cm" svg:height="1.038cm" svg:x="9.248cm" svg:y="11.527cm">
          <draw:text-box>
            <text:p><text:span text:style-name="T6">wh</text:span><text:span text:style-name="T7">14</text:span></text:p>
          </draw:text-box>
        </draw:frame>
        <draw:custom-shape draw:style-name="gr7" draw:text-style-name="P5" draw:layer="layout" svg:width="4.141cm" svg:height="0.714cm" svg:x="3.199cm" svg:y="6.354cm">
          <text:p text:style-name="P1"><text:span text:style-name="T8">σ</text:span><text:span text:style-name="T9">(w</text:span><text:span text:style-name="T10">11</text:span><text:span text:style-name="T11">+w</text:span><text:span text:style-name="T10">12</text:span><text:span text:style-name="T11">+w</text:span><text:span text:style-name="T10">13</text:span><text:span text:style-name="T11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4.141cm" svg:height="0.714cm" svg:x="3.199cm" svg:y="12.97cm">
          <text:p text:style-name="P1"><text:span text:style-name="T8">σ</text:span><text:span text:style-name="T9">(w</text:span><text:span text:style-name="T10">41</text:span><text:span text:style-name="T11">+w</text:span><text:span text:style-name="T10">42</text:span><text:span text:style-name="T11">+w</text:span><text:span text:style-name="T10">43</text:span><text:span text:style-name="T11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4.141cm" svg:height="0.714cm" svg:x="3.199cm" svg:y="10.774cm">
          <text:p text:style-name="P1"><text:span text:style-name="T8">σ</text:span><text:span text:style-name="T9">(w</text:span><text:span text:style-name="T10">31</text:span><text:span text:style-name="T11">+w</text:span><text:span text:style-name="T10">32</text:span><text:span text:style-name="T11">+w</text:span><text:span text:style-name="T10">33</text:span><text:span text:style-name="T11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4.141cm" svg:height="0.714cm" svg:x="3.199cm" svg:y="8.578cm">
          <text:p text:style-name="P1"><text:span text:style-name="T8">σ</text:span><text:span text:style-name="T9">(w</text:span><text:span text:style-name="T10">21</text:span><text:span text:style-name="T11">+w</text:span><text:span text:style-name="T10">22</text:span><text:span text:style-name="T11">+w</text:span><text:span text:style-name="T10">23</text:span><text:span text:style-name="T11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5.503cm" svg:height="9.207cm" svg:x="2.475cm" svg:y="5.173cm">
          <text:p text:style-name="P1"><text:span text:style-name="T12">Output</text:span></text:p>
          <text:p text:style-name="P1"><text:span text:style-name="T12">from</text:span></text:p>
          <text:p text:style-name="P1"><text:span text:style-name="T12">Hidden</text:span></text:p>
          <text:p text:style-name="P1"><text:span text:style-name="T12">Layer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181cm" svg:height="1.038cm" svg:x="9.509cm" svg:y="6.685cm">
          <draw:text-box>
            <text:p><text:span text:style-name="T6">wh</text:span><text:span text:style-name="T7">11</text:span></text:p>
          </draw:text-box>
        </draw:frame>
        <draw:frame draw:style-name="gr10" draw:text-style-name="P4" draw:layer="layout" svg:width="1.154cm" svg:height="0.751cm" svg:x="9.509cm" svg:y="8.364cm">
          <draw:text-box>
            <text:p><text:span text:style-name="T6">wh</text:span><text:span text:style-name="T7">12</text:span></text:p>
          </draw:text-box>
        </draw:frame>
        <draw:g>
          <draw:custom-shape draw:style-name="gr11" draw:text-style-name="P9" draw:layer="layout" svg:width="9.537cm" svg:height="0.714cm" svg:x="14.169cm" svg:y="8.587cm">
            <text:p text:style-name="P1"><text:span text:style-name="T13">σ</text:span><text:span text:style-name="T14">(wh</text:span><text:span text:style-name="T15">11</text:span><text:span text:style-name="T16">y</text:span><text:span text:style-name="T15">1 </text:span><text:span text:style-name="T16">+ wh</text:span><text:span text:style-name="T15">12</text:span><text:span text:style-name="T16">y</text:span><text:span text:style-name="T15">2 </text:span><text:span text:style-name="T16">+ wh</text:span><text:span text:style-name="T15">13</text:span><text:span text:style-name="T16">y</text:span><text:span text:style-name="T15">3 </text:span><text:span text:style-name="T16">+ wh</text:span><text:span text:style-name="T17">14</text:span><text:span text:style-name="T18">y</text:span><text:span text:style-name="T17">4</text:span><text:span text:style-name="T17"> </text:span><text:span text:style-name="T18">+ wh</text:span><text:span text:style-name="T17">15</text:span><text:span text:style-name="T18">B</text:span><text:span text:style-name="T18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10" draw:layer="layout" svg:width="9.537cm" svg:height="0.714cm" svg:x="14.169cm" svg:y="10.811cm">
            <text:p text:style-name="P1"><text:span text:style-name="T13">σ</text:span><text:span text:style-name="T14">(wh</text:span><text:span text:style-name="T15">21</text:span><text:span text:style-name="T16">y</text:span><text:span text:style-name="T15">1 </text:span><text:span text:style-name="T16">+ wh</text:span><text:span text:style-name="T15">22</text:span><text:span text:style-name="T16">y</text:span><text:span text:style-name="T15">2 </text:span><text:span text:style-name="T16">+ wh</text:span><text:span text:style-name="T15">23</text:span><text:span text:style-name="T16">y</text:span><text:span text:style-name="T15">3</text:span><text:span text:style-name="T15"> </text:span><text:span text:style-name="T16">+ wh</text:span><text:span text:style-name="T15">24</text:span><text:span text:style-name="T16">y</text:span><text:span text:style-name="T19">4</text:span><text:span text:style-name="T17"> </text:span><text:span text:style-name="T18">+ wh</text:span><text:span text:style-name="T17">25</text:span><text:span text:style-name="T18">B</text:span><text:span text:style-name="T16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3" draw:text-style-name="P3" draw:layer="layout" svg:x1="23.182cm" svg:y1="8.905cm" svg:x2="24.806cm" svg:y2="8.885cm">
          <text:p text:style-name="P1"><text:span text:style-name="T20"/></text:p>
          <text:p text:style-name="P1"><text:span text:style-name="T20"/></text:p>
        </draw:line>
        <draw:line draw:style-name="gr4" draw:text-style-name="P3" draw:layer="layout" svg:x1="23.182cm" svg:y1="11.138cm" svg:x2="24.806cm" svg:y2="11.118cm">
          <text:p/>
        </draw:line>
        <draw:frame draw:style-name="gr14" draw:text-style-name="P11" draw:layer="layout" svg:width="2.383cm" svg:height="1.45cm" svg:x="23.588cm" svg:y="9.235cm">
          <draw:text-box>
            <text:p text:style-name="P1"><text:span text:style-name="T12">Final</text:span></text:p>
            <text:p text:style-name="P1"><text:span text:style-name="T12">Output</text:span></text:p>
          </draw:text-box>
        </draw:frame>
        <draw:line draw:style-name="gr13" draw:text-style-name="P3" draw:layer="layout" svg:x1="7.175cm" svg:y1="6.717cm" svg:x2="8.402cm" svg:y2="6.697cm">
          <text:p text:style-name="P1"><text:span text:style-name="T20"/></text:p>
          <text:p text:style-name="P1"><text:span text:style-name="T20"/></text:p>
        </draw:line>
        <draw:line draw:style-name="gr4" draw:text-style-name="P3" draw:layer="layout" svg:x1="7.175cm" svg:y1="11.12cm" svg:x2="8.402cm" svg:y2="11.1cm">
          <text:p/>
        </draw:line>
        <draw:line draw:style-name="gr4" draw:text-style-name="P3" draw:layer="layout" svg:x1="7.175cm" svg:y1="8.95cm" svg:x2="8.402cm" svg:y2="8.93cm">
          <text:p/>
        </draw:line>
        <draw:line draw:style-name="gr4" draw:text-style-name="P3" draw:layer="layout" svg:x1="7.175cm" svg:y1="13.326cm" svg:x2="8.402cm" svg:y2="13.306cm">
          <text:p/>
        </draw:line>
        <draw:frame draw:style-name="gr15" draw:text-style-name="P12" draw:layer="layout" svg:width="1.138cm" svg:height="0.689cm" svg:x="7.355cm" svg:y="6.187cm">
          <draw:text-box>
            <text:p><text:span text:style-name="T21">y</text:span><text:span text:style-name="T22">1</text:span></text:p>
          </draw:text-box>
        </draw:frame>
        <draw:frame draw:style-name="gr15" draw:text-style-name="P13" draw:layer="layout" svg:width="1.138cm" svg:height="0.689cm" svg:x="7.355cm" svg:y="12.776cm">
          <draw:text-box>
            <text:p><text:span text:style-name="T23">y</text:span><text:span text:style-name="T24">4</text:span></text:p>
          </draw:text-box>
        </draw:frame>
        <draw:frame draw:style-name="gr15" draw:text-style-name="P13" draw:layer="layout" svg:width="1.138cm" svg:height="0.689cm" svg:x="7.355cm" svg:y="10.567cm">
          <draw:text-box>
            <text:p><text:span text:style-name="T23">y</text:span><text:span text:style-name="T24">3</text:span></text:p>
          </draw:text-box>
        </draw:frame>
        <draw:frame draw:style-name="gr15" draw:text-style-name="P13" draw:layer="layout" svg:width="1.138cm" svg:height="0.689cm" svg:x="7.355cm" svg:y="8.398cm">
          <draw:text-box>
            <text:p><text:span text:style-name="T23">y</text:span><text:span text:style-name="T24">2</text:span></text:p>
          </draw:text-box>
        </draw:frame>
        <draw:frame draw:style-name="gr16" draw:text-style-name="P13" draw:layer="layout" svg:width="1.284cm" svg:height="0.688cm" svg:x="8.811cm" svg:y="7.223cm">
          <draw:text-box>
            <text:p><text:span text:style-name="T23">wh</text:span><text:span text:style-name="T24">21</text:span></text:p>
          </draw:text-box>
        </draw:frame>
        <draw:frame draw:style-name="gr17" draw:text-style-name="P13" draw:layer="layout" svg:width="1.217cm" svg:height="0.701cm" svg:x="9.274cm" svg:y="9.181cm">
          <draw:text-box>
            <text:p><text:span text:style-name="T23">wh</text:span><text:span text:style-name="T24">22</text:span></text:p>
          </draw:text-box>
        </draw:frame>
        <draw:frame draw:style-name="gr6" draw:text-style-name="P13" draw:layer="layout" svg:width="1.19cm" svg:height="1.038cm" svg:x="9.751cm" svg:y="10.601cm">
          <draw:text-box>
            <text:p><text:span text:style-name="T25">wh</text:span><text:span text:style-name="T24">23</text:span></text:p>
          </draw:text-box>
        </draw:frame>
        <draw:frame draw:style-name="gr18" draw:text-style-name="P13" draw:layer="layout" svg:width="1.189cm" svg:height="0.71cm" svg:x="9.804cm" svg:y="12.215cm">
          <draw:text-box>
            <text:p><text:span text:style-name="T25">wh</text:span><text:span text:style-name="T24">24</text:span></text:p>
          </draw:text-box>
        </draw:frame>
        <draw:custom-shape draw:style-name="gr1" draw:text-style-name="P2" draw:layer="layout" svg:width="0.794cm" svg:height="0.794cm" svg:x="8.428cm" svg:y="15.166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138cm" svg:height="0.689cm" svg:x="7.407cm" svg:y="15.106cm">
          <draw:text-box>
            <text:p><text:span text:style-name="T25">1</text:span></text:p>
          </draw:text-box>
        </draw:frame>
        <draw:line draw:style-name="gr4" draw:text-style-name="P3" draw:layer="layout" svg:x1="7.234cm" svg:y1="15.587cm" svg:x2="8.461cm" svg:y2="15.567cm">
          <text:p/>
        </draw:line>
        <draw:line draw:style-name="gr2" draw:text-style-name="P3" draw:layer="layout" svg:x1="9.205cm" svg:y1="15.566cm" svg:x2="12.568cm" svg:y2="9.406cm">
          <text:p/>
        </draw:line>
        <draw:frame draw:style-name="gr6" draw:text-style-name="P4" draw:layer="layout" svg:width="1.255cm" svg:height="1.038cm" svg:x="8.72cm" svg:y="14.173cm">
          <draw:text-box>
            <text:p><text:span text:style-name="T6">wh</text:span><text:span text:style-name="T7">15</text:span></text:p>
          </draw:text-box>
        </draw:frame>
        <draw:frame draw:style-name="gr18" draw:text-style-name="P13" draw:layer="layout" svg:width="1.189cm" svg:height="0.71cm" svg:x="10.229cm" svg:y="14.755cm">
          <draw:text-box>
            <text:p><text:span text:style-name="T25">wh</text:span><text:span text:style-name="T24">25</text:span></text:p>
          </draw:text-box>
        </draw:frame>
        <draw:line draw:style-name="gr4" draw:text-style-name="P3" draw:layer="layout" svg:x1="9.198cm" svg:y1="15.519cm" svg:x2="12.383cm" svg:y2="11.4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1-31T19:52:49.822832776</dc:date>
    <meta:editing-duration>PT1H47M4S</meta:editing-duration>
    <meta:editing-cycles>8</meta:editing-cycles>
    <meta:generator>LibreOffice/5.0.3.2$Linux_X86_64 LibreOffice_project/00m0$Build-2</meta:generator>
    <meta:document-statistic meta:object-count="52"/>
  </office:meta>
</office:document-meta>
</file>